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Garamond" svg:font-family="Garamond, serif"/>
    <style:font-face style:name="DejaVu Serif1" svg:font-family="'DejaVu Serif'" style:font-family-generic="roman"/>
    <style:font-face style:name="DejaVu Sans1" svg:font-family="'DejaVu Sans'" style:font-family-generic="swiss"/>
    <style:font-face style:name="DejaVu Sans Mono" svg:font-family="'DejaVu Sans Mono'" style:font-family-generic="modern" style:font-pitch="fixed"/>
    <style:font-face style:name="Noto Sans Mono CJK SC" svg:font-family="'Noto Sans Mono CJK SC'" style:font-family-generic="modern" style:font-pitch="fixed"/>
    <style:font-face style:name="DejaVu Serif" svg:font-family="'DejaVu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ing_20_1">
      <style:text-properties style:font-name="DejaVu Serif"/>
    </style:style>
    <style:style style:name="P4" style:family="paragraph" style:parent-style-name="Heading_20_1">
      <style:text-properties style:font-name="DejaVu Serif" fo:language="sv" fo:country="SE"/>
    </style:style>
    <style:style style:name="P5" style:family="paragraph" style:parent-style-name="Heading_20_1">
      <style:paragraph-properties fo:break-before="page"/>
      <style:text-properties style:font-name="DejaVu Serif"/>
    </style:style>
    <style:style style:name="P6" style:family="paragraph" style:parent-style-name="Heading_20_1">
      <style:paragraph-properties fo:break-before="page"/>
      <style:text-properties style:font-name="DejaVu Serif" fo:language="sv" fo:country="SE"/>
    </style:style>
    <style:style style:name="P7" style:family="paragraph" style:parent-style-name="Text_20_body">
      <style:paragraph-properties fo:break-before="page"/>
      <style:text-properties fo:language="sv" fo:country="SE"/>
    </style:style>
    <style:style style:name="P8" style:family="paragraph" style:parent-style-name="Heading_20_2">
      <style:text-properties style:font-name="DejaVu Serif" fo:language="sv" fo:country="SE"/>
    </style:style>
    <style:style style:name="P9"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0"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DejaVu Serif" fo:font-size="12pt" fo:language="sv" fo:country="SE" fo:font-style="normal" style:text-underline-style="none" fo:font-weight="normal" style:text-blinking="false" fo:background-color="transparent"/>
    </style:style>
    <style:style style:name="P11" style:family="paragraph" style:parent-style-name="Standard">
      <style:paragraph-properties fo:margin-top="0in" fo:margin-bottom="0in" loext:contextual-spacing="false" fo:line-height="120%" style:writing-mode="lr-tb"/>
      <style:text-properties fo:font-variant="normal" fo:text-transform="none" fo:color="#000000" style:text-line-through-style="none" style:text-line-through-type="none" style:font-name="DejaVu Serif" fo:font-size="12pt" fo:language="sv" fo:country="SE" fo:font-style="normal" style:text-underline-style="none" fo:font-weight="normal" style:text-blinking="false" fo:background-color="transparent"/>
    </style:style>
    <style:style style:name="P12" style:family="paragraph" style:parent-style-name="Standard">
      <style:paragraph-properties fo:margin-top="0in" fo:margin-bottom="0in" loext:contextual-spacing="false" fo:line-height="120%" style:writing-mode="lr-tb"/>
      <style:text-properties fo:font-variant="normal" fo:text-transform="none" fo:color="#000000" style:text-line-through-style="none" style:text-line-through-type="none" style:font-name="DejaVu Serif" fo:font-size="11pt" fo:language="sv" fo:country="SE"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Serif" fo:font-size="11pt" fo:language="sv" fo:country="SE"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Serif" fo:font-size="11pt" fo:language="sv" fo:country="SE" fo:font-style="normal" style:text-underline-style="none" fo:font-weight="normal" officeooo:rsid="000d78d6" officeooo:paragraph-rsid="000d78d6" style:text-blinking="false" fo:background-color="transparent"/>
    </style:style>
    <style:style style:name="P1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DejaVu Serif" fo:font-size="11pt" fo:language="sv" fo:country="SE"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DejaVu Serif" fo:language="sv" fo:country="SE" style:text-underline-style="none" fo:font-weight="bold" officeooo:rsid="000eaa97" officeooo:paragraph-rsid="000eaa97" style:text-blinking="false" fo:background-color="transparent" style:font-weight-asian="bold" style:font-weight-complex="bold"/>
    </style:style>
    <style:style style:name="P1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DejaVu Serif" fo:language="sv" fo:country="SE" style:text-underline-style="none" officeooo:rsid="000eaa97" officeooo:paragraph-rsid="000eaa97"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Serif" fo:font-size="12pt" fo:language="sv" fo:country="SE" fo:font-style="normal" style:text-underline-style="none" fo:font-weight="normal"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Serif" fo:font-size="12pt" fo:language="sv" fo:country="SE" fo:font-style="normal" style:text-underline-style="none" fo:font-weight="bold" officeooo:paragraph-rsid="000eaa97"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Serif" fo:font-size="12pt" fo:font-style="normal" style:text-underline-style="none" fo:font-weight="normal" officeooo:paragraph-rsid="000eaa97" style:text-blinking="false" fo:background-color="transparent"/>
    </style:style>
    <style:style style:name="P21" style:family="paragraph" style:parent-style-name="Text_20_body">
      <style:text-properties fo:font-variant="normal" fo:text-transform="none" fo:color="#000000" style:text-line-through-style="none" style:text-line-through-type="none" style:font-name="DejaVu Serif" fo:font-size="12pt" fo:language="sv" fo:country="SE" fo:font-style="normal" style:text-underline-style="none" fo:font-weight="normal" officeooo:rsid="000eaa97" officeooo:paragraph-rsid="000eaa97" style:text-blinking="false" fo:background-color="transparent"/>
    </style:style>
    <style:style style:name="P22" style:family="paragraph" style:parent-style-name="Text_20_body">
      <style:text-properties style:font-name="DejaVu Serif" fo:language="sv" fo:country="SE"/>
    </style:style>
    <style:style style:name="P23" style:family="paragraph" style:parent-style-name="Text_20_body">
      <style:text-properties style:font-name="DejaVu Serif" fo:language="sv" fo:country="SE" officeooo:rsid="000eaa97" officeooo:paragraph-rsid="000eaa97"/>
    </style:style>
    <style:style style:name="P24" style:family="paragraph" style:parent-style-name="Text_20_body">
      <style:paragraph-properties fo:margin-top="0in" fo:margin-bottom="0.139in" loext:contextual-spacing="false" fo:line-height="120%" style:writing-mode="lr-tb"/>
      <style:text-properties fo:font-variant="normal" fo:text-transform="none" fo:color="#000000" style:text-line-through-style="none" style:text-line-through-type="none" style:font-name="DejaVu Serif" fo:font-size="11pt" fo:language="sv" fo:country="SE" fo:font-style="normal" style:text-underline-style="none" fo:font-weight="normal" officeooo:rsid="000d78d6" officeooo:paragraph-rsid="000d78d6" style:text-blinking="false" fo:background-color="transparent"/>
    </style:style>
    <style:style style:name="P25" style:family="paragraph" style:parent-style-name="Title">
      <style:text-properties style:font-name="DejaVu Serif" fo:font-size="28pt" fo:language="sv" fo:country="SE" fo:font-weight="bold" officeooo:rsid="00104a62" officeooo:paragraph-rsid="00104a62" style:font-name-asian="Noto Sans CJK SC" style:font-size-asian="28pt" style:font-weight-asian="bold" style:font-name-complex="DejaVu Sans" style:font-size-complex="28pt" style:font-weight-complex="bold"/>
    </style:style>
    <style:style style:name="P26" style:family="paragraph" style:parent-style-name="Text_20_body">
      <style:paragraph-properties fo:margin-top="0.0555in" fo:margin-bottom="0in" loext:contextual-spacing="false" fo:line-height="120%" style:writing-mode="lr-tb"/>
      <style:text-properties fo:font-variant="normal" fo:text-transform="none" fo:color="#000000" style:text-line-through-style="none" style:text-line-through-type="none" style:font-name="DejaVu Serif" fo:font-size="11pt" fo:language="sv" fo:country="SE" fo:font-style="normal" style:text-underline-style="none" fo:font-weight="bold" style:text-blinking="false" fo:background-color="transparent"/>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DejaVu Serif" fo:font-size="11pt" fo:language="sv" fo:country="SE" fo:font-style="normal" style:text-underline-style="none" fo:font-weight="normal" officeooo:rsid="000d78d6" officeooo:paragraph-rsid="000d78d6" style:text-blinking="false" fo:background-color="transparent"/>
    </style:style>
    <style:style style:name="P3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DejaVu Serif" fo:font-size="11pt" fo:language="sv" fo:country="SE" fo:font-style="normal" style:text-underline-style="none" fo:font-weight="normal" officeooo:rsid="0012602d" officeooo:paragraph-rsid="0012602d" style:text-blinking="false" fo:background-color="transparent"/>
    </style:style>
    <style:style style:name="T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4" style:family="text">
      <style:text-properties officeooo:rsid="000d78d6"/>
    </style:style>
    <style:style style:name="T5" style:family="text">
      <style:text-properties fo:font-size="12pt"/>
    </style:style>
    <style:style style:name="T6" style:family="text">
      <style:text-properties fo:font-size="12pt" fo:font-style="italic" fo:font-weight="bold"/>
    </style:style>
    <style:style style:name="T7" style:family="text">
      <style:text-properties fo:font-size="11pt"/>
    </style:style>
    <style:style style:name="T8" style:family="text">
      <style:text-properties fo:font-size="11pt" fo:language="sv" fo:country="SE"/>
    </style:style>
    <style:style style:name="T9" style:family="text">
      <style:text-properties fo:font-size="11pt" fo:language="sv" fo:country="SE" officeooo:rsid="00104a62"/>
    </style:style>
    <style:style style:name="Sect1" style:family="section">
      <style:section-properties style:editable="false">
        <style:columns fo:column-count="1" fo:column-gap="0in"/>
      </style:section-properties>
    </style:style>
    <number:date-style style:name="N10075" number:language="sv" number:country="SE"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LABBRAPPORT TITEL</text:p>
      <text:p text:style-name="P13"/>
      <text:p text:style-name="P13"/>
      <text:p text:style-name="P13">Filip Andersson</text:p>
      <text:p text:style-name="P13">Kurs: </text:p>
      <text:p text:style-name="P13">Datum: <text:date style:data-style-name="N10075" text:date-value="2019-11-24T13:49:25.218073152" text:fixed="true">24 nov 2019</text:date></text:p>
      <text:p text:style-name="P22"/>
      <text:p text:style-name="P7"/>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ehållsförteckning</text:p>
          </text:index-title>
          <text:p text:style-name="P1"><text:a xlink:type="simple" xlink:href="#__RefHeading___Toc590_1301523285" text:style-name="Index_20_Link" text:visited-style-name="Index_20_Link">Syfte<text:tab/>3</text:a></text:p>
          <text:p text:style-name="P1"><text:a xlink:type="simple" xlink:href="#__RefHeading___Toc592_1301523285" text:style-name="Index_20_Link" text:visited-style-name="Index_20_Link">Bakgrundsfakta eller Teori<text:tab/>3</text:a></text:p>
          <text:p text:style-name="P1"><text:a xlink:type="simple" xlink:href="#__RefHeading___Toc594_1301523285" text:style-name="Index_20_Link" text:visited-style-name="Index_20_Link">Hypotes eller Frågeställning<text:tab/>3</text:a></text:p>
          <text:p text:style-name="P1"><text:a xlink:type="simple" xlink:href="#__RefHeading___Toc596_1301523285" text:style-name="Index_20_Link" text:visited-style-name="Index_20_Link">Material<text:tab/>3</text:a></text:p>
          <text:p text:style-name="P2"><text:a xlink:type="simple" xlink:href="#__RefHeading___Toc598_1301523285" text:style-name="Index_20_Link" text:visited-style-name="Index_20_Link">Kemikalier<text:tab/>3</text:a></text:p>
          <text:p text:style-name="P2"><text:a xlink:type="simple" xlink:href="#__RefHeading___Toc560_2769117766" text:style-name="Index_20_Link" text:visited-style-name="Index_20_Link">Säkerhet<text:tab/>3</text:a></text:p>
          <text:p text:style-name="P1"><text:a xlink:type="simple" xlink:href="#__RefHeading___Toc600_1301523285" text:style-name="Index_20_Link" text:visited-style-name="Index_20_Link">Metod<text:tab/>4</text:a></text:p>
          <text:p text:style-name="P1"><text:a xlink:type="simple" xlink:href="#__RefHeading___Toc649_1301523285" text:style-name="Index_20_Link" text:visited-style-name="Index_20_Link">Beräkningar<text:tab/>5</text:a></text:p>
          <text:p text:style-name="P1"><text:a xlink:type="simple" xlink:href="#__RefHeading___Toc651_1301523285" text:style-name="Index_20_Link" text:visited-style-name="Index_20_Link">Resultat<text:tab/>5</text:a></text:p>
          <text:p text:style-name="P1"><text:a xlink:type="simple" xlink:href="#__RefHeading___Toc604_1301523285" text:style-name="Index_20_Link" text:visited-style-name="Index_20_Link">Diskussion och slutsats<text:tab/>6</text:a></text:p>
          <text:p text:style-name="P1"><text:a xlink:type="simple" xlink:href="#__RefHeading___Toc606_1301523285" text:style-name="Index_20_Link" text:visited-style-name="Index_20_Link">Källförteckning<text:tab/>7</text:a></text:p>
          <text:p text:style-name="P1"><text:a xlink:type="simple" xlink:href="#__RefHeading___Toc608_1301523285" text:style-name="Index_20_Link" text:visited-style-name="Index_20_Link">Källkritik<text:tab/>7</text:a></text:p>
        </text:index-body>
      </text:table-of-content>
      <text:p text:style-name="P26"/>
      <text:h text:style-name="P6" text:outline-level="1"><text:bookmark-start text:name="__RefHeading___Toc590_1301523285"/>Syfte<text:bookmark-end text:name="__RefHeading___Toc590_1301523285"/></text:h>
      <text:p text:style-name="P18"><text:bookmark text:name="docs-internal-guid-d342eecc-7fff-b9d6-d935-9ab0caa5f6c8"/>Här skriver du varför du utför laborationen i en eller ett par meningar</text:p>
      <text:h text:style-name="P4" text:outline-level="1"><text:bookmark-start text:name="__RefHeading___Toc592_1301523285"/>Bakgrundsfakta <text:span text:style-name="T4">eller Teori</text:span><text:bookmark-end text:name="__RefHeading___Toc592_1301523285"/></text:h>
      <text:p text:style-name="P10"><text:bookmark text:name="docs-internal-guid-54ce88d6-7fff-6414-ace9-cb092f10187e"/>Här sammanfattar du den teori som ligger bakom laborationen. I kemi och fysik utgörs ofta teoridelen av formler. Ibland kan du också förklara teorin eller svåra begrepp som används under den här rubriken.</text:p>
      <text:h text:style-name="P4" text:outline-level="1"><text:bookmark-start text:name="__RefHeading___Toc594_1301523285"/><text:span text:style-name="T4">Hypotes eller </text:span>Frågeställning<text:bookmark-end text:name="__RefHeading___Toc594_1301523285"/></text:h>
      <text:p text:style-name="P14">Hypotes eller frågeställning</text:p>
      <text:h text:style-name="P4" text:outline-level="1"><text:bookmark-start text:name="__RefHeading___Toc596_1301523285"/>Material<text:bookmark-end text:name="__RefHeading___Toc596_1301523285"/></text:h>
      <text:p text:style-name="P24">Material</text:p>
      <text:h text:style-name="P8" text:outline-level="2"><text:bookmark-start text:name="__RefHeading___Toc598_1301523285"/>Kemikalier<text:bookmark-end text:name="__RefHeading___Toc598_1301523285"/></text:h>
      <text:p text:style-name="P29">Om eventuella kemikalier förekommer.</text:p>
      <text:h text:style-name="Heading_20_2" text:outline-level="2"><text:bookmark-start text:name="__RefHeading___Toc560_2769117766"/>Säkerhet<text:bookmark-end text:name="__RefHeading___Toc560_2769117766"/></text:h>
      <text:p text:style-name="P30">Om eventuella säkerhetsrisker förekommer.</text:p>
      <text:h text:style-name="P4" text:outline-level="1"/>
      <text:h text:style-name="P6" text:outline-level="1"><text:bookmark-start text:name="__RefHeading___Toc600_1301523285"/>Metod<text:bookmark-end text:name="__RefHeading___Toc600_1301523285"/></text:h>
      <text:p text:style-name="P9"><text:bookmark text:name="docs-internal-guid-a59c7060-7fff-7dd7-7d3b-c7d6c6bbd4dd"/><text:span text:style-name="T8">Du återger i dåtid hur laborationen gick till. Tänk på att inte ha några personliga pronomen. </text:span><text:span text:style-name="T9">P</text:span><text:span text:style-name="T7">unktform eller i löpande text.</text:span></text:p>
      <text:p text:style-name="P13"/>
      <text:h text:style-name="P8" text:outline-level="2"/>
      <text:h text:style-name="P5" text:outline-level="1"><text:bookmark-start text:name="__RefHeading___Toc649_1301523285"/>Beräkningar<text:bookmark-end text:name="__RefHeading___Toc649_1301523285"/></text:h>
      <text:p text:style-name="P23">Om beräkningar förekommer till resultatet.</text:p>
      <text:h text:style-name="P3" text:outline-level="1"><text:bookmark-start text:name="__RefHeading___Toc651_1301523285"/>Resultat<text:bookmark-end text:name="__RefHeading___Toc651_1301523285"/></text:h>
      <text:p text:style-name="Standard"><text:bookmark text:name="docs-internal-guid-eb545ad1-7fff-49e9-40a3-eed7e656ae44"/><text:span text:style-name="T3">Här tar du upp vad du mätte, läste av eller iakttog.</text:span><text:span text:style-name="T2"> </text:span><text:span text:style-name="T1">Du får absolut inte börja tolka dina resultat!</text:span></text:p>
      <text:p text:style-name="P21"><text:bookmark text:name="docs-internal-guid-c62c2a15-7fff-971b-cb41-5ff7a727eb8e"/>Texten kan kompletteras med tabeller, diagram och bilder för att göra resultatet tydligt.</text:p>
      <text:p text:style-name="P23"/>
      <text:h text:style-name="P6" text:outline-level="1"><text:bookmark-start text:name="__RefHeading___Toc604_1301523285"/>Diskussion och slutsats<text:bookmark-end text:name="__RefHeading___Toc604_1301523285"/></text:h>
      <text:p text:style-name="P12"><text:bookmark text:name="docs-internal-guid-43dc26b8-7fff-d920-ec49-852d862ac821"/><text:span text:style-name="T5">Man utgår då från </text:span><text:span text:style-name="T6">frågeställningen</text:span> <text:span text:style-name="T5">och/eller </text:span><text:span text:style-name="T6">hypotesen </text:span><text:span text:style-name="T5">i början av labbrapporten. Besvara din hypotes eller frågeställning. </text:span><text:span text:style-name="T6">Vilka slutsatser kan du dra?</text:span> <text:span text:style-name="T5">Man tar upp både de resultat som talar för och de som talar emot ens hypotes, och drar om möjligt en slutsats, eller diskuterar alternativt varför detta inte går att göra.</text:span></text:p>
      <text:p text:style-name="P12"><text:bookmark text:name="docs-internal-guid-4d1716cc-7fff-fb17-cd7c-3830d70b1257"/><text:span text:style-name="T5">Man tar även upp och diskuterar de </text:span><text:span text:style-name="T6">felkällor</text:span> <text:span text:style-name="T5">som kan ha påverkat försöket.</text:span></text:p>
      <text:p text:style-name="P11"><text:bookmark text:name="docs-internal-guid-e9f41a3a-7fff-1f8a-3720-3049e07e038c"/>Det är också vanligt att man skriver om hur försöket skulle kunna användas. Diskutera resultatets nytta. Vad kan man ha för användning av det? Kan det skapa nya laborationer? Kan det skapa nya produkter, regler eller förhållningssätt? Innebär det någonting för allmänheten?</text:p>
      <text:p text:style-name="P15"/>
      <text:h text:style-name="P4" text:outline-level="1"/>
      <text:h text:style-name="P6" text:outline-level="1"><text:bookmark-start text:name="__RefHeading___Toc606_1301523285"/>Källförteckning<text:bookmark-end text:name="__RefHeading___Toc606_1301523285"/></text:h>
      <text:p text:style-name="P16">Bok</text:p>
      <text:p text:style-name="P17"/>
      <text:p text:style-name="P16">Artikel</text:p>
      <text:p text:style-name="P17"/>
      <text:p text:style-name="P16">Internetkälla</text:p>
      <text:p text:style-name="P17"/>
      <text:p text:style-name="P16">Muntlig Källa</text:p>
      <text:p text:style-name="P17"/>
      <text:h text:style-name="P4" text:outline-level="1"><text:bookmark-start text:name="__RefHeading___Toc608_1301523285"/>Källkritik<text:bookmark-end text:name="__RefHeading___Toc608_1301523285"/></text:h>
      <text:p text:style-name="P19"><text:bookmark text:name="docs-internal-guid-8e9a6e0c-7fff-3cc1-39d8-a174abb949fc"/>Vid en källkritisk analys ska du ta följande i beaktning:</text:p>
      <text:p text:style-name="P20">Vem har gjort/skrivit webbsidan/texten?</text:p>
      <text:p text:style-name="P20">Är det en myndighet? Är det en organisation?</text:p>
      <text:p text:style-name="P20">Är det ett företag? Är det en privatperson?</text:p>
      <text:p text:style-name="P20">Är det någon som kan ämnet/är författaren expert på ämnet?</text:p>
      <text:p text:style-name="P20">Är det någon du litar på?</text:p>
      <text:p text:style-name="P20">Varför är webbsidan/texten gjord?</text:p>
      <text:p text:style-name="P20">För att informera om något? För att luras?</text:p>
      <text:p text:style-name="P20">För att sprida en åsikt?</text:p>
      <text:p text:style-name="P20">För att sälja något? För att underhålla?</text:p>
      <text:p text:style-name="P20">Hur ser webbsidan/texten ut?</text:p>
      <text:p text:style-name="P20">Har den kontaktinformation?</text:p>
      <text:p text:style-name="P20">Har den fungerande länkar/ljud om det är en websida?</text:p>
      <text:p text:style-name="P20">Har den trovärdiga källhänvisningar?</text:p>
      <text:p text:style-name="P20">Har den senast granskad-datum?</text:p>
      <text:p text:style-name="P20">Hur lång tid har det gått sedan händelsen källan beskriver? </text:p>
      <text:p text:style-name="P20">Kan du få information från andra ställen/vilka andra källor bygger den på?</text:p>
      <text:p text:style-name="P20">Har du jämfört med vad du redan vet?</text:p>
      <text:p text:style-name="P20">Har du jämfört med andra källo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Garamond" svg:font-family="Garamond, serif"/>
    <style:font-face style:name="DejaVu Serif1" svg:font-family="'DejaVu Serif'" style:font-family-generic="roman"/>
    <style:font-face style:name="DejaVu Sans1" svg:font-family="'DejaVu Sans'" style:font-family-generic="swiss"/>
    <style:font-face style:name="DejaVu Sans Mono" svg:font-family="'DejaVu Sans Mono'" style:font-family-generic="modern" style:font-pitch="fixed"/>
    <style:font-face style:name="Noto Sans Mono CJK SC" svg:font-family="'Noto Sans Mono CJK SC'" style:font-family-generic="modern" style:font-pitch="fixed"/>
    <style:font-face style:name="DejaVu Serif" svg:font-family="'DejaVu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sv" fo:country="SE" style:letter-kerning="true" style:font-name-asian="Noto Serif CJK SC"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sv" fo:country="SE" style:font-name-asian="Noto Serif CJK SC"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erif1" fo:font-family="'DejaVu Serif'" style:font-family-generic="roman"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duration>PT15M13S</meta:editing-duration>
    <meta:editing-cycles>5</meta:editing-cycles>
    <meta:generator>LibreOffice/6.3.3.2.0$Linux_X86_64 LibreOffice_project/30$Build-2</meta:generator>
    <meta:creation-date>2019-11-24T13:44:01.713020765</meta:creation-date>
    <dc:date>2019-11-24T15:05:54.304543137</dc:date>
    <dc:creator>Filip Anderssson</dc:creator>
    <meta:document-statistic meta:table-count="0" meta:image-count="0" meta:object-count="0" meta:page-count="7" meta:paragraph-count="65" meta:word-count="416" meta:character-count="2644" meta:non-whitespace-character-count="2291"/>
    <meta:template xlink:type="simple" xlink:actuate="onRequest" xlink:title="Labbrapport" xlink:href="../Labbrapport.ott" meta:date="2019-11-24T13:44:01.064283907"/>
  </office:meta>
</office:document-meta>
</file>